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Info.UpdateInfo( String [ ] updateSource , int updateType , DavPropertyNameSet propertyName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pdateInfo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pdateInfo.getVersionH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Info.getUpdat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Info.UpdateInfo( Element updateEle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UpdateInfo.createUpdateElement( String [ ] updateSource , int updateType , Document facto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pdateInfo.getLabel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Info.getWorkspaceHre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Info.getProperty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